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14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My_20_Good">
      <style:text-properties style:font-name="Liberation Sans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16" style:family="table-cell" style:parent-style-name="My_20_Neutral">
      <style:text-properties style:font-name="Liberation Sans2"/>
    </style:style>
    <style:style style:name="ce9" style:family="table-cell" style:parent-style-name="My_20_Good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My_20_Neutral" style:data-style-name="N4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41" style:family="table-cell" style:parent-style-name="My_20_Bad" style:data-style-name="N4"/>
    <style:style style:name="ce42" style:family="table-cell" style:parent-style-name="My_20_Bad">
      <style:text-properties style:font-name="Liberation Sans2"/>
    </style:style>
    <style:style style:name="ce4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47" style:family="table-cell" style:parent-style-name="My_20_Neutral">
      <style:text-properties style:font-name="Liberation Sans2" style:font-name-asian="Liberation Sans2" style:font-name-complex="Liberation Sans2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My_20_Neutral"/>
        <table:table-column table:style-name="co2" table:default-cell-style-name="Default"/>
        <table:table-column table:style-name="co2" table:default-cell-style-name="ce10"/>
        <table:table-column table:style-name="co2" table:default-cell-style-name="ce1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default-cell-style-name="ce20"/>
        <table:table-column table:style-name="co2" table:default-cell-style-name="ce22"/>
        <table:table-column table:style-name="co2" table:default-cell-style-name="ce20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8"/>
          <table:table-cell table:style-name="ce3" office:value-type="string" calcext:value-type="string" table:number-columns-spanned="4" table:number-rows-spanned="1">
            <text:p>Filter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ce14" office:value-type="string" calcext:value-type="string">
            <text:p>Parameter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Note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00" calcext:value-type="float">
            <text:p>10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17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17" office:value-type="string" calcext:value-type="string">
            <text:p>Δ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" calcext:value-type="float">
            <text:p>1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ce16" office:value-type="string" calcext:value-type="string">
            <text:p>VCC(filtered)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4]" office:value-type="float" office:value="11" calcext:value-type="float">
            <text:p>11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My_20_Neutral" office:value-type="string" calcext:value-type="string">
            <text:p>Rf</text:p>
          </table:table-cell>
          <table:table-cell table:style-name="ce16" office:value-type="string" calcext:value-type="string">
            <text:p>Ω</text:p>
          </table:table-cell>
          <table:table-cell table:style-name="ce10" table:formula="of:=[.O4] / (1.2 * ([.C19] + [.I19] + ([.I34] + [.I33]) / 1000)) * 1000" office:value-type="float" office:value="204.455724760293" calcext:value-type="float">
            <text:p>204.46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Ibm(driver)</text:p>
          </table:table-cell>
          <table:table-cell table:style-name="ce7" office:value-type="string" calcext:value-type="string">
            <text:p>uA</text:p>
          </table:table-cell>
          <table:table-cell table:style-name="My_20_Good" office:value-type="float" office:value="39.16" calcext:value-type="float">
            <text:p>39.1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My_20_Neutral" office:value-type="string" calcext:value-type="string">
            <text:p>Cf</text:p>
          </table:table-cell>
          <table:table-cell table:style-name="My_20_Neutral" office:value-type="string" calcext:value-type="string">
            <text:p>uF</text:p>
          </table:table-cell>
          <table:table-cell table:style-name="ce10" table:formula="of:=5 / (2 * PI() * [.C3] * [.O6]) * POWER(10; 6)" office:value-type="float" office:value="38.9216157381974" calcext:value-type="float">
            <text:p>38.92</text:p>
          </table:table-cell>
          <table:table-cell table:style-name="My_20_Neutral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Uim(driver)</text:p>
          </table:table-cell>
          <table:table-cell table:style-name="My_20_Good" office:value-type="string" calcext:value-type="string">
            <text:p>mV</text:p>
          </table:table-cell>
          <table:table-cell table:style-name="My_20_Good" office:value-type="float" office:value="39.46" calcext:value-type="float">
            <text:p>39.4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My_20_Good" office:value-type="string" calcext:value-type="string">
            <text:p>Ri(driver trans.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.01" calcext:value-type="float">
            <text:p>1.01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R1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4.44" calcext:value-type="float">
            <text:p>14.44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3" office:value-type="string" calcext:value-type="string" table:number-columns-spanned="4" table:number-rows-spanned="1">
            <text:p>Mic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R2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7.36" calcext:value-type="float">
            <text:p>7.36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ce17" office:value-type="string" calcext:value-type="string">
            <text:p>Vmi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4.5" calcext:value-type="float">
            <text:p>4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ce17" office:value-type="string" calcext:value-type="string">
            <text:p>Imic(dc)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0.5" calcext:value-type="float">
            <text:p>0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Second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First Stage</text:p>
          </table:table-cell>
          <table:covered-table-cell table:number-columns-repeated="2" table:style-name="ce8"/>
          <table:covered-table-cell/>
          <table:table-cell table:number-columns-repeated="2"/>
          <table:table-cell table:style-name="ce16" office:value-type="string" calcext:value-type="string">
            <text:p>UR1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12]" office:value-type="float" office:value="7.5" calcext:value-type="float">
            <text:p>7.5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O14] / [.O13]" office:value-type="float" office:value="15" calcext:value-type="float">
            <text:p>15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1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4 / (2 * PI() * [.C3] * [.O15] * 1000) * POWER(10; 6)" office:value-type="float" office:value="0.424413181578388" calcext:value-type="float">
            <text:p>0.42</text:p>
          </table:table-cell>
          <table:table-cell table:style-name="ce47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C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table:style-name="My_20_Bad" office:value-type="string" calcext:value-type="string">
            <text:p>VC</text:p>
          </table:table-cell>
          <table:table-cell table:style-name="My_20_Bad" office:value-type="string" calcext:value-type="string">
            <text:p>V</text:p>
          </table:table-cell>
          <table:table-cell table:style-name="ce41" table:formula="of:=[.C42]" office:value-type="float" office:value="9.2" calcext:value-type="float">
            <text:p>9.20</text:p>
          </table:table-cell>
          <table:table-cell table:style-name="ce42" office:value-type="string" calcext:value-type="string">
            <text:p>VB2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formula="of:=[.C20] * [.O5]" office:value-type="float" office:value="1.1" calcext:value-type="float">
            <text:p>1.10</text:p>
          </table:table-cell>
          <table:table-cell office:value-type="string" calcext:value-type="string">
            <text:p>*Temp. stability</text:p>
          </table:table-cell>
          <table:table-cell table:number-columns-repeated="2"/>
          <table:table-cell table:style-name="My_20_Neutral"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5] - [.I20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1</text:p>
          </table:table-cell>
          <table:table-cell table:formula="of:=[.H22]" office:value-type="string" office:string-value="kΩ" calcext:value-type="string">
            <text:p>kΩ</text:p>
          </table:table-cell>
          <table:table-cell table:formula="of:=[.I22]" office:value-type="float" office:value="0.9" calcext:value-type="float">
            <text:p>0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formula="of:=[.C21] / [.C19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1] / [.I19]" office:value-type="float" office:value="0.9" calcext:value-type="float">
            <text:p>0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</text:p>
          </table:table-cell>
          <table:table-cell table:formula="of:=[.H25]" office:value-type="string" office:string-value="kΩ" calcext:value-type="string">
            <text:p>kΩ</text:p>
          </table:table-cell>
          <table:table-cell table:formula="of:=[.I25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gain coefficient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6" calcext:value-type="float">
            <text:p>0.60</text:p>
          </table:table-cell>
          <table:table-cell table:style-name="ce17" office:value-type="string" calcext:value-type="string">
            <text:p>0.3-0.6</text:p>
          </table:table-cell>
          <table:table-cell table:number-columns-repeated="2"/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formula="of:=[.H37]" office:value-type="string" office:string-value="kΩ" calcext:value-type="string">
            <text:p>kΩ</text:p>
          </table:table-cell>
          <table:table-cell table:formula="of:=[.I37]" office:value-type="float" office:value="121.272727272727" calcext:value-type="float">
            <text:p>121.2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formula="of:=[.C23] * [.O5]" office:value-type="float" office:value="6.6" calcext:value-type="float">
            <text:p>6.60</text:p>
          </table:table-cell>
          <table:table-cell office:value-type="string" calcext:value-type="string">
            <text:p>*gain coefficient</text:p>
          </table:table-cell>
          <table:table-cell table:number-columns-repeated="2"/>
          <table:table-cell table:style-name="My_20_Neutral"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3] * [.O5]" office:value-type="float" office:value="1.1" calcext:value-type="float">
            <text:p>1.10</text:p>
          </table:table-cell>
          <table:table-cell table:style-name="ce16" office:value-type="string" calcext:value-type="string">
            <text:p>*Temp. stability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formula="of:=[.H35]" office:value-type="string" office:string-value="kΩ" calcext:value-type="string">
            <text:p>kΩ</text:p>
          </table:table-cell>
          <table:table-cell table:formula="of:=[.I35]" office:value-type="float" office:value="26.1" calcext:value-type="float">
            <text:p>26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formula="of:=[.C24] / [.C19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4] / [.I19]" office:value-type="float" office:value="0.55" calcext:value-type="float">
            <text:p>0.55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2</text:p>
          </table:table-cell>
          <table:table-cell table:style-name="ce21" table:formula="of:=[.B25]" office:value-type="string" office:string-value="kΩ" calcext:value-type="string">
            <text:p>kΩ</text:p>
          </table:table-cell>
          <table:table-cell table:formula="of:=[.C25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4]" office:value-type="float" office:value="1.1" calcext:value-type="float">
            <text:p>1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2</text:p>
          </table:table-cell>
          <table:table-cell table:style-name="ce21" table:formula="of:=[.B22]" office:value-type="string" office:string-value="kΩ" calcext:value-type="string">
            <text:p>kΩ</text:p>
          </table:table-cell>
          <table:table-cell table:formula="of:=[.C22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O5] - [.C19] * ([.C22] + [.C25])" office:value-type="float" office:value="3.3" calcext:value-type="float">
            <text:p>3.3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formula="of:=[.H48]" office:value-type="string" office:string-value="uF" calcext:value-type="string">
            <text:p>uF</text:p>
          </table:table-cell>
          <table:table-cell table:formula="of:=[.I48]" office:value-type="float" office:value="0.0738305279452458" calcext:value-type="float">
            <text:p>0.07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(driver)</text:p>
          </table:table-cell>
          <table:table-cell table:style-name="ce16" office:value-type="string" calcext:value-type="string">
            <text:p>Ω</text:p>
          </table:table-cell>
          <table:table-cell table:formula="of:=([.C9] * [.C10] * [.C11]) / (([.C9] * [.C10]) + ([.C9] * [.C11]) + ([.C10] * [.C11])) * 1000" office:value-type="float" office:value="836.665596228733" calcext:value-type="float">
            <text:p>83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I20] - [.I26]" office:value-type="float" office:value="8.1" calcext:value-type="float">
            <text:p>8.1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office:value-type="string" calcext:value-type="string">
            <text:p>C1(mic)</text:p>
          </table:table-cell>
          <table:table-cell table:formula="of:=[.N16]" office:value-type="string" office:string-value="uF" calcext:value-type="string">
            <text:p>uF</text:p>
          </table:table-cell>
          <table:table-cell table:formula="of:=[.O16]" office:value-type="float" office:value="0.424413181578388" calcext:value-type="float">
            <text:p>0.42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2</text:p>
          </table:table-cell>
          <table:table-cell table:style-name="ce16" office:value-type="string" calcext:value-type="string">
            <text:p>-</text:p>
          </table:table-cell>
          <table:table-cell table:formula="of:= -[.C25] / [.C22]" office:value-type="float" office:value="-6" calcext:value-type="float">
            <text:p>-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1(mic)</text:p>
          </table:table-cell>
          <table:table-cell table:formula="of:=[.N15]" office:value-type="string" office:string-value="kΩ" calcext:value-type="string">
            <text:p>kΩ</text:p>
          </table:table-cell>
          <table:table-cell table:formula="of:=[.O15]" office:value-type="float" office:value="15" calcext:value-type="float">
            <text:p>15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i(driver stage)</text:p>
          </table:table-cell>
          <table:table-cell table:style-name="ce16" office:value-type="string" calcext:value-type="string">
            <text:p>uA</text:p>
          </table:table-cell>
          <table:table-cell table:formula="of:=[.C8] / [.C10] + [.C8] / [.C11] + [.C8] / [.C9]" office:value-type="float" office:value="47.1634069547808" calcext:value-type="float">
            <text:p>47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6] + [.I29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f</text:p>
          </table:table-cell>
          <table:table-cell table:formula="of:=[.N6]" office:value-type="string" office:string-value="Ω" calcext:value-type="string">
            <text:p>Ω</text:p>
          </table:table-cell>
          <table:table-cell table:formula="of:=[.O6]" office:value-type="float" office:value="204.455724760293" calcext:value-type="float">
            <text:p>204.4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formula="of:=[.C30] + [.C8] / [.C25]" office:value-type="float" office:value="59.1209827123565" calcext:value-type="float">
            <text:p>59.12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formula="of:=[.N7]" office:value-type="string" office:string-value="uF" calcext:value-type="string">
            <text:p>uF</text:p>
          </table:table-cell>
          <table:table-cell table:formula="of:=[.O7]" office:value-type="float" office:value="38.9216157381974" calcext:value-type="float">
            <text:p>38.92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formula="of:=[.C31] / [.C17]" office:value-type="float" office:value="0.179154493067747" calcext:value-type="float">
            <text:p>0.1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office:value-type="string" calcext:value-type="string">
            <text:p>Uim</text:p>
          </table:table-cell>
          <table:table-cell table:formula="of:=[.H45]" office:value-type="string" office:string-value="mV" calcext:value-type="string">
            <text:p>mV</text:p>
          </table:table-cell>
          <table:table-cell table:formula="of:=[.I45]" office:value-type="float" office:value="4.01907407407407" calcext:value-type="float">
            <text:p>4.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2</text:p>
          </table:table-cell>
          <table:table-cell table:style-name="ce16" office:value-type="string" calcext:value-type="string">
            <text:p>-</text:p>
          </table:table-cell>
          <table:table-cell table:formula="of:=[.C8] / ([.C9] * [.C32])" office:value-type="float" office:value="218.076065309281" calcext:value-type="float">
            <text:p>218.0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b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([.I19] / [.I31]) * 1000" office:value-type="float" office:value="6.89655172413793" calcext:value-type="float">
            <text:p>6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im</text:p>
          </table:table-cell>
          <table:table-cell table:formula="of:=[.H46]" office:value-type="string" office:string-value="uA" calcext:value-type="string">
            <text:p>uA</text:p>
          </table:table-cell>
          <table:table-cell table:formula="of:=[.I46]" office:value-type="float" office:value="1.08025587514885" calcext:value-type="float">
            <text:p>1.0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im2</text:p>
          </table:table-cell>
          <table:table-cell table:style-name="ce16" office:value-type="string" calcext:value-type="string">
            <text:p>mV</text:p>
          </table:table-cell>
          <table:table-cell table:formula="of:=[.C8] / ABS([.C29])" office:value-type="float" office:value="6.57666666666667" calcext:value-type="float">
            <text:p>6.5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d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32] * [.I33]" office:value-type="float" office:value="68.9655172413793" calcext:value-type="float">
            <text:p>68.9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Gain (AU)</text:p>
          </table:table-cell>
          <table:table-cell office:value-type="string" calcext:value-type="string">
            <text:p>-</text:p>
          </table:table-cell>
          <table:table-cell table:formula="of:=[.I41] * [.C29]" office:value-type="float" office:value="9.81818181818182" calcext:value-type="float">
            <text:p>9.8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2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30] / [.I34] * 1000" office:value-type="float" office:value="26.1" calcext:value-type="float">
            <text:p>26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im2</text:p>
          </table:table-cell>
          <table:table-cell table:style-name="ce16" office:value-type="string" calcext:value-type="string">
            <text:p>uA</text:p>
          </table:table-cell>
          <table:table-cell table:formula="of:=[.C34] / [.C35]" office:value-type="float" office:value="1.46148148148148" calcext:value-type="float">
            <text:p>1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(3-4) * Ri2</text:p>
          </table:table-cell>
          <table:table-cell table:style-name="ce5" office:value-type="string" calcext:value-type="string">
            <text:p>kΩ</text:p>
          </table:table-cell>
          <table:table-cell table:style-name="ce11" table:formula="of:=4 * [.C35]" office:value-type="float" office:value="18" calcext:value-type="float">
            <text:p>18.00</text:p>
          </table:table-cell>
          <table:table-cell table:style-name="ce43" office:value-type="string" calcext:value-type="string">
            <text:p>≤ R2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P2</text:p>
          </table:table-cell>
          <table:table-cell table:style-name="ce16" office:value-type="string" calcext:value-type="string">
            <text:p>-</text:p>
          </table:table-cell>
          <table:table-cell table:formula="of:=([.C8] * [.C30]) / ([.C34] * [.C36])" office:value-type="float" office:value="193.625745734275" calcext:value-type="float">
            <text:p>193.63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O5] - [.I30]) / ([.I34] + [.I33]) * 1000" office:value-type="float" office:value="121.272727272727" calcext:value-type="float">
            <text:p>121.2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2</text:p>
          </table:table-cell>
          <table:table-cell table:style-name="ce16" office:value-type="string" calcext:value-type="string">
            <text:p>kΩ</text:p>
          </table:table-cell>
          <table:table-cell table:formula="of:=[.C38] * [.C35]" office:value-type="float" office:value="1305" calcext:value-type="float">
            <text:p>1,3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b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7] * [.I35]) / ([.I37] + [.I35])" office:value-type="float" office:value="21.4776386404293" calcext:value-type="float">
            <text:p>21.4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C1</text:p>
          </table:table-cell>
          <table:table-cell table:formula="of:=[.H21]" office:value-type="string" office:string-value="V" calcext:value-type="string">
            <text:p>V</text:p>
          </table:table-cell>
          <table:table-cell table:formula="of:=[.I21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i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1] * [.I38] * [.I39]) / ([.I31] * [.I38] + [.I39])" office:value-type="float" office:value="21.129883843717" calcext:value-type="float">
            <text:p>21.1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1</text:p>
          </table:table-cell>
          <table:table-cell table:formula="of:=[.H24]" office:value-type="string" office:string-value="V" calcext:value-type="string">
            <text:p>V</text:p>
          </table:table-cell>
          <table:table-cell table:formula="of:=[.I24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formula="of:=[.C43] + [.C27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AU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 -[.I22] / [.I25]" office:value-type="float" office:value="-1.63636363636364" calcext:value-type="float">
            <text:p>-1.64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office:value-type="string" calcext:value-type="string">
            <text:p>V</text:p>
          </table:table-cell>
          <table:table-cell table:formula="of:=[.O5] - [.I3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formula="of:=[.C41] - [.C4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36] + [.C34] / [.I22]" office:value-type="float" office:value="8.76888888888889" calcext:value-type="float">
            <text:p>8.7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formula="of:=[.H30]" office:value-type="string" office:string-value="V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C</text:p>
          </table:table-cell>
          <table:table-cell table:style-name="My_20_Neutral" office:value-type="string" calcext:value-type="string">
            <text:p>V</text:p>
          </table:table-cell>
          <table:table-cell table:formula="of:=[.C24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2] / [.I17]" office:value-type="float" office:value="0.0265723905723906" calcext:value-type="float">
            <text:p>0.0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1</text:p>
          </table:table-cell>
          <table:table-cell table:style-name="ce21" office:value-type="string" calcext:value-type="string">
            <text:p>V</text:p>
          </table:table-cell>
          <table:table-cell table:formula="of:=[.I26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AI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[.C34] / ([.I43] * [.C35])" office:value-type="float" office:value="55" calcext:value-type="float">
            <text:p>55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1</text:p>
          </table:table-cell>
          <table:table-cell office:value-type="string" calcext:value-type="string">
            <text:p>V</text:p>
          </table:table-cell>
          <table:table-cell table:formula="of:=[.I2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Uim1</text:p>
          </table:table-cell>
          <table:table-cell table:style-name="ce16" office:value-type="string" calcext:value-type="string">
            <text:p>mV</text:p>
          </table:table-cell>
          <table:table-cell table:style-name="ce10" table:formula="of:=[.C34] / ABS([.I41])" office:value-type="float" office:value="4.01907407407407" calcext:value-type="float">
            <text:p>4.02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1</text:p>
          </table:table-cell>
          <table:table-cell office:value-type="string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Iim1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5] / [.I38] + [.I45] / [.I35] + [.I45] / [.I37]" office:value-type="float" office:value="1.08025587514885" calcext:value-type="float">
            <text:p>1.0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E1</text:p>
          </table:table-cell>
          <table:table-cell office:value-type="string" calcext:value-type="string">
            <text:p>V</text:p>
          </table:table-cell>
          <table:table-cell table:formula="of:=[.I28]" office:value-type="float" office:value="8.1" calcext:value-type="float">
            <text:p>8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AP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([.C34] * [.C36]) / ([.I45] * [.I46])" office:value-type="float" office:value="2.21384137455918" calcext:value-type="float">
            <text:p>2.21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A</text:p>
          </table:table-cell>
          <table:table-cell table:formula="of:=[.I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C2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1 / (2 * PI() * [.C3] * [.I40] * 1000 * SQRT(1 / POWER([.D5]; 2) - 1)) * POWER(10; 6)" office:value-type="float" office:value="0.0738305279452458" calcext:value-type="float">
            <text:p>0.07</text:p>
          </table:table-cell>
          <table:table-cell table:style-name="ce47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2</text:p>
          </table:table-cell>
          <table:table-cell table:style-name="ce21" office:value-type="string" calcext:value-type="string">
            <text:p>V</text:p>
          </table:table-cell>
          <table:table-cell table:formula="of:=[.C41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VC2</text:p>
          </table:table-cell>
          <table:table-cell office:value-type="string" calcext:value-type="string">
            <text:p>V</text:p>
          </table:table-cell>
          <table:table-cell table:formula="of:=[.C43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VB2</text:p>
          </table:table-cell>
          <table:table-cell office:value-type="string" calcext:value-type="string">
            <text:p>V</text:p>
          </table:table-cell>
          <table:table-cell table:formula="of:=[.C42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Ic2</text:p>
          </table:table-cell>
          <table:table-cell office:value-type="string" calcext:value-type="string">
            <text:p>mA</text:p>
          </table:table-cell>
          <table:table-cell table:formula="of:=[.C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egend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Good" office:value-type="string" calcext:value-type="string">
            <text:p>Choice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Neutral" office:value-type="string" calcext:value-type="string">
            <text:p>Calculation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Bad" office:value-type="string" calcext:value-type="string">
            <text:p>Constraint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8:11:18.76556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4T18:53:02.658845582</dc:date>
    <meta:editing-duration>PT7H48M26S</meta:editing-duration>
    <meta:editing-cycles>129</meta:editing-cycles>
    <meta:document-statistic meta:table-count="1" meta:cell-count="467" meta:object-count="0"/>
  </office:meta>
</office:document-meta>
</file>